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DB000002BB2E87782C7678D5E3.png" manifest:media-type="image/png"/>
  <manifest:file-entry manifest:full-path="Pictures/10000201000002D9000002CDBE133C07D4BA8EAF.png" manifest:media-type="image/png"/>
  <manifest:file-entry manifest:full-path="Pictures/1000020100000F57000007828893ABE09E2C2EE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text-properties officeooo:rsid="004ea5df" officeooo:paragraph-rsid="004ea5df" style:font-size-complex="14pt"/>
    </style:style>
    <style:style style:name="P9" style:family="paragraph" style:parent-style-name="Standard">
      <style:paragraph-properties fo:text-align="center" style:justify-single-word="false"/>
      <style:text-properties fo:font-style="italic" style:font-style-asian="italic" style:font-size-complex="14pt"/>
    </style:style>
    <style:style style:name="P10" style:family="paragraph" style:parent-style-name="Standard">
      <style:text-properties officeooo:rsid="003567c8" officeooo:paragraph-rsid="003567c8"/>
    </style:style>
    <style:style style:name="P11" style:family="paragraph" style:parent-style-name="Standard">
      <style:text-properties officeooo:rsid="003cff8a" officeooo:paragraph-rsid="003cff8a"/>
    </style:style>
    <style:style style:name="P12" style:family="paragraph" style:parent-style-name="Standard">
      <style:text-properties officeooo:rsid="0051a637" officeooo:paragraph-rsid="0051a637"/>
    </style:style>
    <style:style style:name="P13" style:family="paragraph" style:parent-style-name="Heading_20_1">
      <style:paragraph-properties fo:break-before="page"/>
    </style:style>
    <style:style style:name="P14" style:family="paragraph" style:parent-style-name="Contents_20_1">
      <style:paragraph-properties>
        <style:tab-stops>
          <style:tab-stop style:position="6.2925in" style:type="right" style:leader-style="dotted" style:leader-text="."/>
        </style:tab-stops>
      </style:paragraph-properties>
    </style:style>
    <style:style style:name="P15" style:family="paragraph" style:parent-style-name="Text_20_body">
      <style:text-properties officeooo:rsid="002f6f84" officeooo:paragraph-rsid="002f6f84" style:font-size-complex="14pt"/>
    </style:style>
    <style:style style:name="P16" style:family="paragraph" style:parent-style-name="Text_20_body">
      <style:text-properties officeooo:rsid="0030b3d3" officeooo:paragraph-rsid="00614ed4" style:font-size-complex="14pt"/>
    </style:style>
    <style:style style:name="P17" style:family="paragraph" style:parent-style-name="Text_20_body">
      <style:text-properties officeooo:rsid="0062ae10" officeooo:paragraph-rsid="0062ae10" style:font-size-complex="14pt"/>
    </style:style>
    <style:style style:name="P18" style:family="paragraph" style:parent-style-name="Text_20_body">
      <style:text-properties officeooo:paragraph-rsid="0339ebde"/>
    </style:style>
    <style:style style:name="P19" style:family="paragraph" style:parent-style-name="Text_20_body">
      <style:text-properties officeooo:paragraph-rsid="0219466a"/>
    </style:style>
    <style:style style:name="P20" style:family="paragraph" style:parent-style-name="Text_20_body">
      <style:paragraph-properties fo:text-align="justify" style:justify-single-word="false"/>
      <style:text-properties officeooo:rsid="0216b28a" officeooo:paragraph-rsid="0216b28a"/>
    </style:style>
    <style:style style:name="P21" style:family="paragraph" style:parent-style-name="Text_20_body">
      <style:paragraph-properties fo:text-align="justify" style:justify-single-word="false"/>
      <style:text-properties officeooo:rsid="0225ca0a" officeooo:paragraph-rsid="0225ca0a"/>
    </style:style>
    <style:style style:name="P22" style:family="paragraph" style:parent-style-name="Text_20_body">
      <style:paragraph-properties fo:text-align="justify" style:justify-single-word="false"/>
      <style:text-properties officeooo:rsid="0239f790" officeooo:paragraph-rsid="0239f790"/>
    </style:style>
    <style:style style:name="P23" style:family="paragraph" style:parent-style-name="Text_20_body">
      <style:paragraph-properties fo:text-align="justify" style:justify-single-word="false"/>
      <style:text-properties officeooo:rsid="023a04f5" officeooo:paragraph-rsid="023a04f5"/>
    </style:style>
    <style:style style:name="P24" style:family="paragraph" style:parent-style-name="Text_20_body">
      <style:paragraph-properties fo:text-align="justify" style:justify-single-word="false"/>
      <style:text-properties officeooo:rsid="023bc2b3" officeooo:paragraph-rsid="023bc2b3"/>
    </style:style>
    <style:style style:name="P25" style:family="paragraph" style:parent-style-name="Text_20_body">
      <style:paragraph-properties fo:text-align="justify" style:justify-single-word="false"/>
      <style:text-properties officeooo:rsid="023db81f" officeooo:paragraph-rsid="023db81f"/>
    </style:style>
    <style:style style:name="P26" style:family="paragraph" style:parent-style-name="Text_20_body">
      <style:text-properties officeooo:rsid="0214edb4" officeooo:paragraph-rsid="0029af03"/>
    </style:style>
    <style:style style:name="P27" style:family="paragraph" style:parent-style-name="Text_20_body">
      <style:paragraph-properties fo:text-align="justify" style:justify-single-word="false"/>
      <style:text-properties officeooo:rsid="022738bb" officeooo:paragraph-rsid="022738bb"/>
    </style:style>
    <style:style style:name="P28" style:family="paragraph" style:parent-style-name="Text_20_body">
      <style:paragraph-properties fo:text-align="justify" style:justify-single-word="false"/>
      <style:text-properties officeooo:rsid="004d12aa" officeooo:paragraph-rsid="004d12aa"/>
    </style:style>
    <style:style style:name="P29" style:family="paragraph" style:parent-style-name="Text_20_body">
      <style:paragraph-properties fo:line-height="150%" fo:text-align="justify" style:justify-single-word="false"/>
    </style:style>
    <style:style style:name="P30" style:family="paragraph" style:parent-style-name="Text_20_body">
      <style:paragraph-properties fo:line-height="150%" fo:text-align="justify" style:justify-single-word="false"/>
      <style:text-properties officeooo:paragraph-rsid="00217f6a"/>
    </style:style>
    <style:style style:name="P31" style:family="paragraph" style:parent-style-name="Heading_20_3">
      <style:text-properties officeooo:rsid="003959b9" officeooo:paragraph-rsid="003959b9"/>
    </style:style>
    <style:style style:name="P32" style:family="paragraph" style:parent-style-name="Heading_20_3">
      <style:text-properties officeooo:rsid="005da089" officeooo:paragraph-rsid="005da089"/>
    </style:style>
    <style:style style:name="P33" style:family="paragraph" style:parent-style-name="Text_20_body" style:master-page-name="">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34" style:family="paragraph" style:parent-style-name="Heading_20_2">
      <style:text-properties officeooo:rsid="0029af03" officeooo:paragraph-rsid="0029af03"/>
    </style:style>
    <style:style style:name="P35" style:family="paragraph" style:parent-style-name="Contents_20_1">
      <style:paragraph-properties fo:margin-top="0.0835in" fo:margin-bottom="0.0693in" loext:contextual-spacing="false" fo:text-align="justify" style:justify-single-word="false" fo:orphans="2" fo:widows="2" style:writing-mode="lr-tb"/>
    </style:style>
    <style:style style:name="P36" style:family="paragraph" style:parent-style-name="Standard" style:master-page-name="Standard">
      <style:paragraph-properties fo:text-align="center" style:justify-single-word="false" style:page-number="auto"/>
      <style:text-properties style:font-name="Arial" fo:language="en" fo:country="GB" fo:font-weight="bold" style:font-weight-asian="bold" style:font-name-complex="Arial2" style:font-size-complex="14pt"/>
    </style:style>
    <style:style style:name="P37" style:family="paragraph" style:parent-style-name="Standard" style:list-style-name="L6">
      <style:text-properties officeooo:paragraph-rsid="0339ebde"/>
    </style:style>
    <style:style style:name="P38" style:family="paragraph" style:parent-style-name="Standard" style:list-style-name="L11">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39" style:family="paragraph" style:parent-style-name="Standard" style:list-style-name="L13">
      <style:paragraph-properties fo:text-align="justify" style:justify-single-word="false"/>
      <style:text-properties officeooo:paragraph-rsid="01d692da"/>
    </style:style>
    <style:style style:name="P40" style:family="paragraph" style:parent-style-name="Standard" style:list-style-name="L14">
      <style:text-properties officeooo:rsid="003e4ce5" officeooo:paragraph-rsid="003e4ce5"/>
    </style:style>
    <style:style style:name="P41" style:family="paragraph" style:parent-style-name="Standard" style:list-style-name="L15">
      <style:text-properties officeooo:rsid="00450b6f" officeooo:paragraph-rsid="00450b6f" style:font-size-complex="14pt"/>
    </style:style>
    <style:style style:name="P42" style:family="paragraph" style:parent-style-name="Text_20_body" style:list-style-name="L1">
      <style:paragraph-properties fo:line-height="150%" fo:text-align="justify" style:justify-single-word="false"/>
      <style:text-properties officeooo:paragraph-rsid="00217f6a"/>
    </style:style>
    <style:style style:name="P43" style:family="paragraph" style:parent-style-name="Text_20_body" style:list-style-name="L6">
      <style:paragraph-properties fo:line-height="150%"/>
      <style:text-properties officeooo:paragraph-rsid="0339ebde"/>
    </style:style>
    <style:style style:name="P44" style:family="paragraph" style:parent-style-name="Text_20_body" style:list-style-name="L1">
      <style:paragraph-properties fo:line-height="150%" fo:text-align="justify" style:justify-single-word="false"/>
      <style:text-properties officeooo:rsid="002e3e79" officeooo:paragraph-rsid="002e3e79"/>
    </style:style>
    <style:style style:name="P45" style:family="paragraph" style:parent-style-name="Text_20_body" style:list-style-name="L2">
      <style:text-properties fo:font-weight="bold" officeooo:rsid="00616dfe" officeooo:paragraph-rsid="00616dfe" style:font-weight-asian="bold" style:font-size-complex="14pt" style:font-weight-complex="bold"/>
    </style:style>
    <style:style style:name="P46" style:family="paragraph" style:parent-style-name="Text_20_body" style:list-style-name="L2">
      <style:text-properties officeooo:rsid="00616dfe" officeooo:paragraph-rsid="00616dfe" style:font-size-complex="14pt"/>
    </style:style>
    <style:style style:name="P47" style:family="paragraph" style:parent-style-name="Text_20_body" style:list-style-name="L3">
      <style:text-properties officeooo:rsid="00665a6a" officeooo:paragraph-rsid="00665a6a" style:font-size-complex="14pt"/>
    </style:style>
    <style:style style:name="P48" style:family="paragraph" style:parent-style-name="Text_20_body">
      <style:text-properties officeooo:paragraph-rsid="0076a4d1" style:font-size-complex="14pt"/>
    </style:style>
    <style:style style:name="P49" style:family="paragraph" style:parent-style-name="Text_20_body" style:list-style-name="L3">
      <style:text-properties officeooo:paragraph-rsid="00665a6a"/>
    </style:style>
    <style:style style:name="P50" style:family="paragraph" style:parent-style-name="Text_20_body" style:list-style-name="L3">
      <style:text-properties fo:font-style="italic" officeooo:rsid="006f1291" officeooo:paragraph-rsid="006f1291" style:font-style-asian="italic" style:font-style-complex="italic"/>
    </style:style>
    <style:style style:name="P51" style:family="paragraph" style:parent-style-name="Text_20_body" style:list-style-name="L4">
      <style:text-properties fo:font-style="italic" officeooo:rsid="0339aebd" officeooo:paragraph-rsid="0076a4d1" style:font-style-asian="italic" style:font-style-complex="italic"/>
    </style:style>
    <style:style style:name="P52" style:family="paragraph" style:parent-style-name="Text_20_body" style:list-style-name="L4">
      <style:text-properties officeooo:paragraph-rsid="0076a4d1"/>
    </style:style>
    <style:style style:name="P53" style:family="paragraph" style:parent-style-name="Text_20_body" style:list-style-name="L4">
      <style:paragraph-properties fo:text-align="start" style:justify-single-word="false"/>
      <style:text-properties officeooo:rsid="0337598e" officeooo:paragraph-rsid="0076a4d1"/>
    </style:style>
    <style:style style:name="P54" style:family="paragraph" style:parent-style-name="Text_20_body" style:list-style-name="L4">
      <style:text-properties officeooo:rsid="0339aebd" officeooo:paragraph-rsid="0076a4d1"/>
    </style:style>
    <style:style style:name="P55" style:family="paragraph" style:parent-style-name="Text_20_body" style:list-style-name="L5">
      <style:text-properties officeooo:paragraph-rsid="0339ebde"/>
    </style:style>
    <style:style style:name="P56" style:family="paragraph" style:parent-style-name="Text_20_body" style:list-style-name="L7">
      <style:paragraph-properties fo:text-align="justify" style:justify-single-word="false"/>
      <style:text-properties officeooo:rsid="0214edb4" officeooo:paragraph-rsid="0214edb4"/>
    </style:style>
    <style:style style:name="P57" style:family="paragraph" style:parent-style-name="Text_20_body" style:list-style-name="L7">
      <style:paragraph-properties fo:text-align="justify" style:justify-single-word="false"/>
      <style:text-properties officeooo:rsid="02162c7b" officeooo:paragraph-rsid="02162c7b"/>
    </style:style>
    <style:style style:name="P58" style:family="paragraph" style:parent-style-name="Text_20_body" style:list-style-name="L7">
      <style:paragraph-properties fo:text-align="justify" style:justify-single-word="false"/>
      <style:text-properties officeooo:rsid="021800e6" officeooo:paragraph-rsid="021800e6"/>
    </style:style>
    <style:style style:name="P59" style:family="paragraph" style:parent-style-name="Text_20_body" style:list-style-name="L8">
      <style:paragraph-properties fo:text-align="justify" style:justify-single-word="false"/>
      <style:text-properties officeooo:rsid="0216b28a" officeooo:paragraph-rsid="0216b28a"/>
    </style:style>
    <style:style style:name="P60" style:family="paragraph" style:parent-style-name="Text_20_body" style:list-style-name="L8">
      <style:paragraph-properties fo:text-align="justify" style:justify-single-word="false"/>
      <style:text-properties officeooo:rsid="0221a294" officeooo:paragraph-rsid="0221a294"/>
    </style:style>
    <style:style style:name="P61" style:family="paragraph" style:parent-style-name="Text_20_body" style:list-style-name="L8">
      <style:paragraph-properties fo:text-align="justify" style:justify-single-word="false"/>
      <style:text-properties officeooo:rsid="02237074" officeooo:paragraph-rsid="02237074"/>
    </style:style>
    <style:style style:name="P62" style:family="paragraph" style:parent-style-name="Text_20_body" style:list-style-name="L9">
      <style:paragraph-properties fo:text-align="justify" style:justify-single-word="false"/>
      <style:text-properties officeooo:rsid="0239f790" officeooo:paragraph-rsid="0239f790"/>
    </style:style>
    <style:style style:name="P63" style:family="paragraph" style:parent-style-name="Text_20_body" style:list-style-name="L10">
      <style:paragraph-properties fo:text-align="justify" style:justify-single-word="false"/>
      <style:text-properties officeooo:rsid="023db81f" officeooo:paragraph-rsid="023db81f"/>
    </style:style>
    <style:style style:name="P64" style:family="paragraph" style:parent-style-name="Text_20_body" style:list-style-name="L11">
      <style:paragraph-properties fo:text-align="justify" style:justify-single-word="false"/>
      <style:text-properties officeooo:rsid="023db81f" officeooo:paragraph-rsid="023db81f"/>
    </style:style>
    <style:style style:name="P65" style:family="paragraph" style:parent-style-name="Text_20_body" style:list-style-name="L11">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66" style:family="paragraph" style:parent-style-name="Text_20_body" style:list-style-name="L11">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67" style:family="paragraph" style:parent-style-name="Text_20_body" style:list-style-name="L12">
      <style:paragraph-properties fo:text-align="justify" style:justify-single-word="false"/>
    </style:style>
    <style:style style:name="P68" style:family="paragraph" style:parent-style-name="Text_20_body" style:list-style-name="L13">
      <style:paragraph-properties fo:text-align="justify" style:justify-single-word="false"/>
    </style:style>
    <style:style style:name="P69" style:family="paragraph" style:parent-style-name="Text_20_body" style:list-style-name="L13">
      <style:paragraph-properties fo:text-align="justify" style:justify-single-word="false"/>
      <style:text-properties officeooo:paragraph-rsid="01f5042b"/>
    </style:style>
    <style:style style:name="P70" style:family="paragraph" style:parent-style-name="Text_20_body" style:list-style-name="L13">
      <style:paragraph-properties fo:text-align="justify" style:justify-single-word="false"/>
      <style:text-properties officeooo:paragraph-rsid="01d692da"/>
    </style:style>
    <style:style style:name="P71" style:family="paragraph" style:parent-style-name="Text_20_body" style:list-style-name="L13">
      <style:paragraph-properties fo:text-align="justify" style:justify-single-word="false"/>
      <style:text-properties officeooo:rsid="01f5042b" officeooo:paragraph-rsid="01f5042b"/>
    </style:style>
    <style:style style:name="P72" style:family="paragraph" style:parent-style-name="Text_20_body" style:list-style-name="L13">
      <style:paragraph-properties fo:text-align="justify" style:justify-single-word="false"/>
      <style:text-properties officeooo:rsid="02d3dbd4" officeooo:paragraph-rsid="02d3dbd4"/>
    </style:style>
    <style:style style:name="P73" style:family="paragraph" style:parent-style-name="Text_20_body">
      <style:text-properties fo:font-style="normal" officeooo:rsid="006f1291" officeooo:paragraph-rsid="006f1291" style:font-style-asian="normal" style:font-style-complex="normal"/>
    </style:style>
    <style:style style:name="P74"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75"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76" style:family="paragraph" style:parent-style-name="Text_20_body">
      <style:text-properties officeooo:paragraph-rsid="0339ebde"/>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per 58%" officeooo:rsid="03306984"/>
    </style:style>
    <style:style style:name="T9" style:family="text">
      <style:text-properties style:text-position="super 58%" officeooo:rsid="0334be80"/>
    </style:style>
    <style:style style:name="T10" style:family="text">
      <style:text-properties style:text-position="super 58%" officeooo:rsid="0338d487"/>
    </style:style>
    <style:style style:name="T11" style:family="text">
      <style:text-properties style:text-position="super 58%" officeooo:rsid="0339ebde"/>
    </style:style>
    <style:style style:name="T12" style:family="text">
      <style:text-properties style:text-position="sub 58%"/>
    </style:style>
    <style:style style:name="T13" style:family="text">
      <style:text-properties officeooo:rsid="0334be80"/>
    </style:style>
    <style:style style:name="T14" style:family="text">
      <style:text-properties officeooo:rsid="032f2185"/>
    </style:style>
    <style:style style:name="T15" style:family="text">
      <style:text-properties fo:font-variant="normal" fo:text-transform="none" fo:color="#252525" fo:letter-spacing="normal" officeooo:rsid="032f2185"/>
    </style:style>
    <style:style style:name="T16" style:family="text">
      <style:text-properties style:text-position="0% 100%" officeooo:rsid="0339ebde"/>
    </style:style>
    <style:style style:name="T17" style:family="text">
      <style:text-properties officeooo:rsid="01e89b3b"/>
    </style:style>
    <style:style style:name="T18" style:family="text">
      <style:text-properties officeooo:rsid="02162c7b"/>
    </style:style>
    <style:style style:name="T19" style:family="text">
      <style:text-properties officeooo:rsid="0256af45"/>
    </style:style>
    <style:style style:name="T20" style:family="text">
      <style:text-properties officeooo:rsid="0256cd33"/>
    </style:style>
    <style:style style:name="T21" style:family="text">
      <style:text-properties officeooo:rsid="021a360f"/>
    </style:style>
    <style:style style:name="T22" style:family="text">
      <style:text-properties officeooo:rsid="0223bf2c"/>
    </style:style>
    <style:style style:name="T23" style:family="text">
      <style:text-properties officeooo:rsid="022738bb"/>
    </style:style>
    <style:style style:name="T24" style:family="text">
      <style:text-properties officeooo:rsid="02f77a91"/>
    </style:style>
    <style:style style:name="T25" style:family="text">
      <style:text-properties officeooo:rsid="0244453c"/>
    </style:style>
    <style:style style:name="T26" style:family="text">
      <style:text-properties officeooo:rsid="02473f7c"/>
    </style:style>
    <style:style style:name="T27" style:family="text">
      <style:text-properties officeooo:rsid="0248ee92"/>
    </style:style>
    <style:style style:name="T28" style:family="text">
      <style:text-properties officeooo:rsid="0277a9bc"/>
    </style:style>
    <style:style style:name="T29" style:family="text">
      <style:text-properties officeooo:rsid="023db81f"/>
    </style:style>
    <style:style style:name="T30" style:family="text">
      <style:text-properties officeooo:rsid="02dc7c65"/>
    </style:style>
    <style:style style:name="T31" style:family="text">
      <style:text-properties officeooo:rsid="02f5b9f3"/>
    </style:style>
    <style:style style:name="T32" style:family="text">
      <style:text-properties officeooo:rsid="024a6b7c"/>
    </style:style>
    <style:style style:name="T33" style:family="text">
      <style:text-properties officeooo:rsid="024b8df8"/>
    </style:style>
    <style:style style:name="T34" style:family="text">
      <style:text-properties officeooo:rsid="02420d95"/>
    </style:style>
    <style:style style:name="T35" style:family="text">
      <style:text-properties officeooo:rsid="0243ce58"/>
    </style:style>
    <style:style style:name="T36" style:family="text">
      <style:text-properties officeooo:rsid="024d743f"/>
    </style:style>
    <style:style style:name="T37" style:family="text">
      <style:text-properties officeooo:rsid="002e3e79"/>
    </style:style>
    <style:style style:name="T38" style:family="text">
      <style:text-properties officeooo:rsid="002fc401"/>
    </style:style>
    <style:style style:name="T39" style:family="text">
      <style:text-properties officeooo:rsid="00356d05"/>
    </style:style>
    <style:style style:name="T40" style:family="text">
      <style:text-properties officeooo:rsid="003959b9"/>
    </style:style>
    <style:style style:name="T41" style:family="text">
      <style:text-properties officeooo:rsid="003a595e"/>
    </style:style>
    <style:style style:name="T42" style:family="text">
      <style:text-properties officeooo:rsid="003e3e7e"/>
    </style:style>
    <style:style style:name="T43" style:family="text">
      <style:text-properties officeooo:rsid="003efc86"/>
    </style:style>
    <style:style style:name="T44" style:family="text">
      <style:text-properties officeooo:rsid="004756d3"/>
    </style:style>
    <style:style style:name="T45" style:family="text">
      <style:text-properties officeooo:rsid="004d12aa"/>
    </style:style>
    <style:style style:name="T46" style:family="text">
      <style:text-properties officeooo:rsid="004ea5df"/>
    </style:style>
    <style:style style:name="T47" style:family="text">
      <style:text-properties officeooo:rsid="02d34a59"/>
    </style:style>
    <style:style style:name="T48" style:family="text">
      <style:text-properties officeooo:rsid="02bfea49"/>
    </style:style>
    <style:style style:name="T49" style:family="text">
      <style:text-properties officeooo:rsid="0252387d"/>
    </style:style>
    <style:style style:name="T50" style:family="text">
      <style:text-properties officeooo:rsid="01de8bc7"/>
    </style:style>
    <style:style style:name="T51" style:family="text">
      <style:text-properties officeooo:rsid="01d48bda"/>
    </style:style>
    <style:style style:name="T52" style:family="text">
      <style:text-properties officeooo:rsid="0252f27a"/>
    </style:style>
    <style:style style:name="T53" style:family="text">
      <style:text-properties officeooo:rsid="01f8ade2"/>
    </style:style>
    <style:style style:name="T54" style:family="text">
      <style:text-properties officeooo:rsid="01f5042b"/>
    </style:style>
    <style:style style:name="T55" style:family="text">
      <style:text-properties officeooo:rsid="01f79370"/>
    </style:style>
    <style:style style:name="T56" style:family="text">
      <style:text-properties officeooo:rsid="01f6e63c"/>
    </style:style>
    <style:style style:name="T57" style:family="text">
      <style:text-properties officeooo:rsid="02d3dbd4"/>
    </style:style>
    <style:style style:name="T58" style:family="text">
      <style:text-properties officeooo:rsid="0252f696"/>
    </style:style>
    <style:style style:name="T59" style:family="text">
      <style:text-properties officeooo:rsid="00614ed4"/>
    </style:style>
    <style:style style:name="T60" style:family="text">
      <style:text-properties officeooo:rsid="006a5fcb"/>
    </style:style>
    <style:style style:name="T61" style:family="text">
      <style:text-properties officeooo:rsid="006c3167" style:font-size-complex="14pt"/>
    </style:style>
    <style:style style:name="T62" style:family="text">
      <style:text-properties fo:font-style="italic"/>
    </style:style>
    <style:style style:name="T63" style:family="text">
      <style:text-properties fo:font-style="italic" officeooo:rsid="006c3167" style:font-style-asian="italic" style:font-size-complex="14pt" style:font-style-complex="italic"/>
    </style:style>
    <style:style style:name="T64" style:family="text">
      <style:text-properties fo:font-style="italic" fo:font-weight="normal"/>
    </style:style>
    <style:style style:name="T65" style:family="text">
      <style:text-properties fo:language="zxx" fo:country="none"/>
    </style:style>
    <style:style style:name="T66" style:family="text">
      <style:text-properties fo:language="zxx" fo:country="none" officeooo:rsid="006a5fcb"/>
    </style:style>
    <style:style style:name="T67" style:family="text">
      <style:text-properties fo:language="zxx" fo:country="none" fo:font-style="italic" officeooo:rsid="006c3167" style:font-style-asian="italic" style:font-size-complex="14pt" style:font-style-complex="italic"/>
    </style:style>
    <style:style style:name="T68" style:family="text">
      <style:text-properties fo:language="zxx" fo:country="none" officeooo:rsid="003efc86"/>
    </style:style>
    <style:style style:name="T69" style:family="text">
      <style:text-properties fo:font-weight="normal"/>
    </style:style>
    <style:style style:name="T70" style:family="text">
      <style:text-properties fo:font-weight="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9">Lĩnh vực dự thi</text:p>
      <text:p text:style-name="P5">Khoa học kỹ thuậ<text:span text:style-name="T6">t</text:span></text:p>
      <text:p text:style-name="P3"/>
      <text:p text:style-name="P9">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13"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14"><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14"><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14"><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14"><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14"><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14"><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14"><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14"><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13" text:outline-level="1"><text:bookmark-start text:name="_Toc465412548"/>LỜI CẢM ƠN<text:bookmark-end text:name="_Toc465412548"/></text:h>
      <text:p text:style-name="P7"/>
      <text:h text:style-name="P13" text:outline-level="1"><text:bookmark-start text:name="_Toc465412549"/>TÓM TẮT NỘI DUNG DỰ ÁN<text:bookmark-end text:name="_Toc465412549"/></text:h>
      <text:p text:style-name="P33">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29"><text:span text:style-name="T37">Nhận thấy được điều đó, tôi đã thực hiện nghiên cứu</text:span> một hệ thống có khả năng nhận biết mức độ ô nhiễm của không khí và từ đó có thể tự động đưa ra thông báo khi cần thiết.</text:p>
      <text:p text:style-name="P30">Để đạt được các mục tiêu ở trên, hệ thống bao gồm các thành phần như sau:</text:p>
      <text:list xml:id="list380168280480557378" text:style-name="L1">
        <text:list-item>
          <text:p text:style-name="P42">Một thiết bị được <text:span text:style-name="T37">trang bị một số cảm biến về các loại khí trong không khí, có khả năng đo được nồng độ các loại khí trên.</text:span></text:p>
        </text:list-item>
        <text:list-item>
          <text:p text:style-name="P44">Một máy chủ (?) lưu trữ dữ liệu được truyền lên bởi các thiết bị quan trắc. Ngoài việc này máy chủ này còn có khả năng hiển thị thông tin dưới dạng trang web và đưa ra thông báo dưới dạng email và tin nhắn SMS khi cần thiết</text:p>
        </text:list-item>
      </text:list>
      <text:p text:style-name="P29">Đóng góp mới của dự án này là <text:span text:style-name="T37">một hệ thống theo dõi chất lượng không khí có giá thành rẻ, có thời gian triển khai ngắn và khả năng mở rộng nhanh chóng từ quy mô nhỏ cho tới quy mô lớn.</text:span></text:p>
      <text:h text:style-name="P13" text:outline-level="1"><text:bookmark-start text:name="_Toc465412550"/>GIỚI THIỆU VÀ TỔNG QUAN VỀ VẤN ĐỀ NGHIÊN CỨU<text:bookmark-end text:name="_Toc465412550"/></text:h>
      <text:p text:style-name="P15">Một trong những vấn đề đang được các nước quan tâm hiện nay chính là tình trạng ô nhiễm không khí trầm trọng đang xảy ra ở nhiều khu vực trên thế giới[<text:span text:style-name="T38">citation needed]</text:span>, <text:span text:style-name="T38">ví dụ như ở Trung Quốc[citation needed].</text:span></text:p>
      <text:p text:style-name="P16">Theo <text:reference-mark-start text:name="JR_cite_1_Kampa_2008"/><text:span text:style-name="T65">[Kampa &amp; Castanas 2008]</text:span><text:reference-mark-end text:name="JR_cite_1_Kampa_2008"/><text:span text:style-name="T59">, các nhân tố có hại đối với sức khỏe con người trong không khí bao gồm:</text:span></text:p>
      <text:list xml:id="list950253035020041570" text:style-name="L2">
        <text:list-item>
          <text:p text:style-name="P45">Chất ô nhiễm dạng ga (Sox, NOx, CO, O3, …)</text:p>
        </text:list-item>
        <text:list-item>
          <text:p text:style-name="P45">Các phần tử bụi</text:p>
        </text:list-item>
        <text:list-item>
          <text:p text:style-name="P46">Kim loại nặng</text:p>
        </text:list-item>
        <text:list-item>
          <text:p text:style-name="P46">Persistent organic pollutants</text:p>
        </text:list-item>
      </text:list>
      <text:p text:style-name="P17">Trong các nhân tố kể trên, xxx và xxx là những nhân tố được đề cập nhiều nhất khi nói tới ô nhiễm không khí, vì những nhân tố này được tạo ra từ nhũng hoạt động thường gặp nhất ở con người, như hoạt động sản xuất công nghiệp, hoặc hoạt động sử dụng các phương tiện đốt nhiên liệu hóa thạch.</text:p>
      <text:p text:style-name="P17">Đã có rất nhiều nghiên cứu được tiến hành để đánh giá ảnh hưởng của các nhân tố này đối với sức khỏe con người. Ví dụ như:</text:p>
      <text:list xml:id="list8049625600941006067" text:style-name="L3">
        <text:list-item>
          <text:p text:style-name="P47">Việc hít thở khí SO2 ở <text:span text:style-name="T60">nồng độ từ 0.5 tới 1.0 ppm trong thời gian ngắn (&lt;3 phút) có thể gây co thắt phế quản </text:span><text:reference-mark-start text:name="JR_cite_1_Balmes_1987"/><text:span text:style-name="T66">[Balmes,Fine &amp; Sheppard 1987]</text:span><text:reference-mark-end text:name="JR_cite_1_Balmes_1987"/><text:span text:style-name="T60"> </text:span></text:p>
        </text:list-item>
        <text:list-item>
          <text:p text:style-name="P49"><text:span text:style-name="T61">Nồng độ tăng dần lượng NOX trong máu có liên quan tới việc gia tăng số lần nhập viện vì bệnh hen suyễn</text:span><text:span text:style-name="T63"> </text:span><text:reference-mark-start text:name="JR_cite_1_Bernstein_2004"/><text:span text:style-name="T67">[Bernstein et al. 2004]</text:span><text:reference-mark-end text:name="JR_cite_1_Bernstein_2004"/><text:span text:style-name="T63"> </text:span></text:p>
        </text:list-item>
        <text:list-item>
          <text:p text:style-name="P50">xxx</text:p>
        </text:list-item>
        <text:list-item>
          <text:p text:style-name="P50">xxx</text:p>
        </text:list-item>
        <text:list-item>
          <text:p text:style-name="P50">xxx</text:p>
        </text:list-item>
      </text:list>
      <text:p text:style-name="P73">Với những lý do kể trên, </text:p>
      <text:p text:style-name="P48">Nghiên cứu được thực hiện dựa trên các cơ sở sau:</text:p>
      <text:list xml:id="list5927042795018865236" text:style-name="L4">
        <text:list-item>
          <text:p text:style-name="P52">Không khí là hỗn hợp của rất nhiều các loại khí khác nhau. Trong đó, có một số loại khí có thể gây ảnh hưởng tới sức khoẻ con người như<text:span text:style-name="T8">[1][2]</text:span>:</text:p>
          <text:list>
            <text:list-item>
              <text:p text:style-name="P52">Khí SO<text:span text:style-name="T12">X</text:span>, NO<text:span text:style-name="T12">X</text:span></text:p>
            </text:list-item>
            <text:list-item>
              <text:p text:style-name="P52">Khí CO<text:tab/></text:p>
            </text:list-item>
            <text:list-item>
              <text:p text:style-name="P52"><text:soft-page-break/>Khí ozone <text:span text:style-name="T13">(mặc dù khí ozone là thành phần quan trọng của lớp ozone bảo vệ chúng ta khỏi tia cực tím của mặt trời, khí ozone trong bầu khí quyển lại là một chất khí có hại</text:span><text:span text:style-name="T9">[3]</text:span><text:span text:style-name="T13">)</text:span></text:p>
            </text:list-item>
            <text:list-item>
              <text:p text:style-name="P52">Các phần tử bụi ví dụ như PM<text:span text:style-name="T14">2.5 (phần tử có đường kính nhỏ hơn 2.5</text:span><text:span text:style-name="T15"> </text:span>μm<text:span text:style-name="T14">) và PM10 (phần tử có đường kính nhỏ hơn 10</text:span><text:span text:style-name="T15"> </text:span><text:span text:style-name="T14">μm)</text:span></text:p>
            </text:list-item>
          </text:list>
        </text:list-item>
        <text:list-item>
          <text:p text:style-name="P53">Dựa trên nồng độ đo được ở trên, chúng ta có thể tính toán được chỉ số AQI (Air quality index, chỉ số chất lượng không khí)<text:span text:style-name="T10">[4]</text:span></text:p>
        </text:list-item>
        <text:list-item>
          <text:p text:style-name="P54">Sử dụng các cảm biến có trên thị trường, ta có thể đo được nồng độ các khí ở trên, ví dụ như:</text:p>
          <text:list>
            <text:list-item>
              <text:p text:style-name="P54">Cảm biến MQ-x có khả năng đo nồng độ khí CO<text:span text:style-name="T11">[6]</text:span><text:span text:style-name="T16">. </text:span></text:p>
            </text:list-item>
            <text:list-item>
              <text:p text:style-name="P51">Cảm biến Sharp GP2Y1010AU0F có khả năng đo nồng độ bụi trong không khí ở đơn vị mg/m<text:span text:style-name="T7">3[5]</text:span><text:bookmark-start text:name="_Toc465412551"/></text:p>
            </text:list-item>
          </text:list>
        </text:list-item>
      </text:list>
      <text:h text:style-name="P13" text:outline-level="1">GIẢ THUYẾT KHOA HỌC VÀ PHÁT BIỂU MỤC ĐÍCH NGHIÊN CỨU<text:bookmark-end text:name="_Toc465412551"/> </text:h>
      <text:p text:style-name="P18"><draw:frame draw:style-name="fr3" draw:name="Image1" text:anchor-type="paragraph" svg:width="6.2992in" svg:height="3.0827in" draw:z-index="2"><draw:image xlink:href="Pictures/1000020100000F57000007828893ABE09E2C2EE9.png" xlink:type="simple" xlink:show="embed" xlink:actuate="onLoad"/></draw:frame></text:p>
      <text:p text:style-name="P18">Nghiên cứu được chia làm hai phần: thiết kế thiết bị quan trắc và thiết kế trang web người dùng.</text:p>
      <text:p text:style-name="P18">Về thiết bị quan trắc:</text:p>
      <text:list xml:id="list2973546173199402967" text:style-name="L5">
        <text:list-item>
          <text:p text:style-name="P55">Mạch điều khiển chính là mạch Arduino Nano sẽ sử dụng các cảm biến đầu vào để xác định nồng độ các chất trong không khí</text:p>
        </text:list-item>
        <text:list-item>
          <text:p text:style-name="P55">Nồng độ đo được sẽ được thông báo trên màn hình LCD, đồng thời được gửi lên máy chủ nếu có kết nối</text:p>
        </text:list-item>
        <text:list-item>
          <text:p text:style-name="P55">Nếu nồng độ vượt quá mức cho phép thì thiết bị sẽ đổi màu của đèn LED và phát loa như là một phương thức cảnh báo.</text:p>
        </text:list-item>
      </text:list>
      <text:p text:style-name="P18">Về trang web:</text:p>
      <text:list xml:id="list492278363482880838" text:style-name="L6">
        <text:list-item>
          <text:p text:style-name="P43">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37"/>
        </text:list-item>
      </text:list>
      <text:h text:style-name="P13" text:outline-level="1"><text:bookmark-start text:name="_Toc465412552"/>PHƯƠNG PHÁP NGHIÊN CỨU<text:bookmark-end text:name="_Toc465412552"/> </text:h>
      <text:h text:style-name="P34" text:outline-level="2">Thiết bị quan trắc</text:h>
      <text:p text:style-name="P26">Thiết bị quan trắc được điều khiển bởi hai module chính:</text:p>
      <text:list xml:id="list117150622709534868" text:style-name="L7">
        <text:list-item>
          <text:p text:style-name="P56">Mạch Arduino Nano <text:span text:style-name="T18">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57">Các hoạt động liên quan tới việc kết nối không dây được mạch ESP-12 đảm nhiệm. Mạch ESP-12 được trang bị chip ESP8266EX, tích hợp hầu hết các thành phần cần thiết như bộ thu phát RF, RAM, R<text:span text:style-name="T19">O</text:span>M và CPU trên một con chip nhỏ gọn. Mạch ESP-12 sẽ đảm nhiệm tất cả công việc có liên quan tới kết nối không dây, bao gồm việc gửi thông tin lên máy chủ.</text:p>
        </text:list-item>
        <text:list-item>
          <text:p text:style-name="P58">Vì mạch ESP-12 <text:span text:style-name="T19">hoạt động ở hiệu điện thế</text:span> 3.3v trong khi mạch Arduino Nano lại hoạt động ở hiệu điện thế 5v nên tín hiệu của mạch Arduino Nano bắt buộc phải đi qua IC 74HC245 để giảm <text:span text:style-name="T20">hiệu điện thế</text:span> tín hiệu từ 5v xuống 3.3v. <text:span text:style-name="T21">IC 74HC245 là IC cho phép dẫn truyền tín hiệu kỹ thuật số giữa 16 chân (8 chân đầu vào và 8 chân đầu ra). Đặc điểm của IC này là đầu ra tín hiệu luôn bằng hiệu điện thế cấp vào, trong khi hiệu điện thế của tín hiệu đầu vào có thể cao hơn hiệu điện thế cấp vào, do vậy ta có thể cấp nguồn điện 3.3v cho IC này và cho đầu vào có hiệu điện thế 5v từ mạch Arduino Nano và đầu ra sẽ có hiệu điện thế 3.3v phù hợp cho mạch ESP-12.</text:span></text:p>
        </text:list-item>
      </text:list>
      <text:p text:style-name="P19"><draw:frame draw:style-name="fr1" draw:name="Image9" text:anchor-type="paragraph" svg:width="2.7in" svg:height="2.6555in" draw:z-index="0"><draw:image xlink:href="Pictures/10000201000002D9000002CDBE133C07D4BA8EAF.png" xlink:type="simple" xlink:show="embed" xlink:actuate="onLoad"/></draw:frame></text:p>
      <text:p text:style-name="P19"/>
      <text:p text:style-name="P19"/>
      <text:p text:style-name="P19"/>
      <text:p text:style-name="P19"/>
      <text:p text:style-name="P19"/>
      <text:p text:style-name="P19"/>
      <text:p text:style-name="P19"/>
      <text:p text:style-name="P19"/>
      <text:p text:style-name="P20">Các module cảm biến mà thiết bị sử dụng bao gồm:</text:p>
      <text:list xml:id="list5093360869099108369" text:style-name="L8">
        <text:list-item>
          <text:p text:style-name="P59"><text:soft-page-break/>Cảm biến nhiệt độ và độ ẩm Aosong AM2301, với khả năng cảm biến độ ẩm từ 0-99% độ ẩm tương đối với độ chính xác 0.1% và khả năng cảm biến nhiệt độ trong khoảng từ -40 tới 80 độ C với độ chính xác 0.1 độ C.</text:p>
        </text:list-item>
        <text:list-item>
          <text:p text:style-name="P60">Cảm biến <text:s/>Sharp GP2Y1<text:span text:style-name="T17">010AU0F cho việc cảm biến nồng độ bụi. Cảm biến có khả năng nhận dạng được nồng độ bụi nằm trong khoảng từ 0 tới 0.5ppm (một phần triệu)</text:span></text:p>
        </text:list-item>
        <text:list-item>
          <text:p text:style-name="P61">Cảm biến khí CO MQ-9 <text:span text:style-name="T22">với khả năng phát hiện nồng độ khí CO trong khoảng từ 20 tới 2000ppm (một phần triệu)</text:span></text:p>
        </text:list-item>
      </text:list>
      <text:p text:style-name="P21"><text:tab/>Để hiển thị trạng thái hoạt động của thiết bị và số liệu đo được, thiết bị sử dụng một màn hình LCD 20x4 kết hợp với một mạch LCD I<text:span text:style-name="T7">2</text:span>C, g<text:span text:style-name="T23">i</text:span>ảm số lượng chân kết nối từ LCD tới mạch Arduino Nano từ 16 chân xuống còn 4 chân (hai chân nguồn và hai chân cho giao thức I<text:span text:style-name="T7">2</text:span>C)</text:p>
      <text:p text:style-name="P27"><draw:frame draw:style-name="fr2" draw:name="Image10" text:anchor-type="paragraph" svg:x="0.1673in" svg:y="-0.0827in" svg:width="6.5008in" svg:height="2.589in" draw:z-index="1"><draw:image xlink:href="Pictures/10000201000006DB000002BB2E87782C7678D5E3.png" xlink:type="simple" xlink:show="embed" xlink:actuate="onLoad"/></draw:frame><text:tab/>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IC này là một thanh ghi 8 bit mà 8 bit này có thể được đọc ghi dưới dạng tuần tự (cần 2 chân và đọc/ghi theo thứ tự từng bit) hoặc dưới dạng song song (cần 8 chân, đọc/ghi từng bit bằng cách đọc/ghi từng chân). Lợi dụng điều này ta có thể điều khiển đèn LED mà chỉ cần phải kết nối ba chân (hai chân đọc/ghi tuần tự, 1 chân điều khiển bật/tắt)</text:p>
      <text:p text:style-name="P28"/>
      <text:h text:style-name="Heading_20_2" text:outline-level="2"><text:soft-page-break/>Trang web</text:h>
      <text:h text:style-name="Heading_20_3" text:outline-level="3"><text:bookmark-start text:name="__RefHeading___Toc1889_673514855"/><text:span text:style-name="T45">P</text:span>hía máy chủ <text:span text:style-name="T45">(backend)</text:span><text:bookmark-end text:name="__RefHeading___Toc1889_673514855"/></text:h>
      <text:p text:style-name="P22"><text:tab/>Trang web được viết bằng ngôn ngữ Python. <text:span text:style-name="T25">Có nhiều lý do để chọn </text:span>Python <text:span text:style-name="T25">thay vì các ngôn ngữ khác, một trong những điểm đó là việc Python</text:span> có đăc tính dễ học, dễ viết và có cấu trúc trục quan hơn các ngôn ngữ khác.</text:p>
      <text:p text:style-name="P22"><text:tab/>Tuy nhiên chỉ có mỗi Python thì chưa đủ mà còn phải cần một nền tảng để hỗ trợ cho việc lập trình web. Chúng tôi quyết định lựa chon nền tảng Flask <text:span text:style-name="T26">vì Flask mặc dù đơn giản, tuy nhiên sự đơn giản đó cũng mang lại khả năng tuỳ biến để phù hợp cho ứng dụng cụ thể cao hơn so với các nền tảng khác (ví dụ như Django)</text:span></text:p>
      <text:p text:style-name="P22"><text:tab/>Về cơ sở dữ liệu, chúng tôi sử dụng hệ cơ sở dữ liệu MariaDB. MariaDB là một hệ cơ sở dữ liệu mới có mã nguồn gốc là hệ cơ sở dữ liệu MySQL. Ban đầu chúng tôi sử dụng hệ cơ sở dữ liệu SQLite, tuy nhiên sau đó thì chúng tôi quyết định chuyển sang MariaDB (vì nguyên tắc hoạt động của SQLite là lưu cơ sở dữ liệu lên một file, do vậy nó chỉ phù hợp với các dự án nhỏ). Thay vì sử dụng câu lệnh SQL trực tiếp, chúng tôi giao tiếp với hệ cơ sở dữ liệu thông qua thư viện Peewee. Peewee trừu tượng hóa giao tiếp giữa chương trình và hệ cơ sở dữ liệu, <text:span text:style-name="T27">giúp</text:span> việc giao tiếp trở nên dễ dàng, <text:span text:style-name="T27">trục quan hơn và tránh được các lỗi như SQL injection.</text:span></text:p>
      <text:p text:style-name="P22"><text:tab/>Trong quá trình phát triển, chúng tôi nhận ra rằng có một số công việc như việc gửi email khá tốn thời gian. Vì vậy, thay vì để người dùng chờ thì chúng tôi sẽ đẩy việc đấy vào một hàng đợi và sẽ có một tác vụ tách biệt với tác vụ phục vụ trang we<text:span text:style-name="T28">b </text:span>thực hiện công việc trong hàng đợi ấy. Chương trình thực hiện tác vụ đó cũng được viếc bằng Python và sử dụng Redis làm trình quản lý hàng <text:span text:style-name="T29">đợi</text:span>. Redis thực ra là một hệ cơ sở dữ liệu dạng khóa:giá trị, tuy nhiên Redi<text:span text:style-name="T30">s còn có nhiều tính năng khác, một trong số đó là việc hỗ trợ mô hình PubSub. Trong mô hình này, tiến trình phục vụ trang web sẽ gửi yêu cầu tác vụ vào nhiều kênh khác nhau, trong khi tiến trình còn lại sẽ lắng nghe yêu cầu nhận được ở các kênh đó. Ngay khi nhận được thông tin ở một kênh tiến trình sẽ tự động tạo luồng mới để xử lý công việc đó.</text:span></text:p>
      <text:p text:style-name="P22"><text:tab/>Đối với việc gửi tin nhắn và email, chúng tôi sử dụng hai dịch vụ của Amazon là Amazon SES <text:span text:style-name="T31">(Simple Email Service) và Amazon SNS (Simple Notification Service). Hai dịch vụ này cho phép gửi email và tin nhắn thông qua việc gọi hàm API.</text:span></text:p>
      <text:p text:style-name="P22"><text:soft-page-break/>Ngoài những thư viện trên thì trang web còn sử dụng thêm các thư viện:</text:p>
      <text:list xml:id="list8378750133553969002" text:style-name="L9">
        <text:list-item>
          <text:p text:style-name="P62">bcrypt: mã hoá mật khẩu sử dụng thuật toán Bcrypt.</text:p>
        </text:list-item>
        <text:list-item>
          <text:p text:style-name="P62">boto3: API giúp chương trình giao tiếp với Amazon SES và Amazon SNS.</text:p>
        </text:list-item>
        <text:list-item>
          <text:p text:style-name="P62">phonenumberslite: thư viện hỗ trợ việc kiểm tra một số điện thoại có đúng với chuẩn hay không.</text:p>
        </text:list-item>
      </text:list>
      <text:h text:style-name="Heading_20_3" text:outline-level="3"><text:bookmark-start text:name="__RefHeading___Toc1891_673514855"/><text:span text:style-name="T46">P</text:span>hía người dùng <text:span text:style-name="T46">(frontend)</text:span><text:bookmark-end text:name="__RefHeading___Toc1891_673514855"/></text:h>
      <text:p text:style-name="P23"><text:tab/>Giao diện người dùng được viết bằng tổ hợp ba ngôn ngữ khác nhau: HTML, CSS và JavaScript.</text:p>
      <text:p text:style-name="P24"><text:tab/>Chúng tôi sử dụng Bootstrap làm <text:span text:style-name="T29">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25"><text:tab/>Nếu coi HTML và CSS là vẻ bề ngoài thì JavaScript là những <text:span text:style-name="T32">thứ</text:span> bên trong giúp một <text:span text:style-name="T33">trang</text:span> web hoạt động và phản ứng với các hành động của người dùng. JavaScript được sử dụng triệt để cho nhiều <text:span text:style-name="T34">công việc</text:span> khác nhau <text:span text:style-name="T35">như:</text:span></text:p>
      <text:list xml:id="list2118983223216934973" text:style-name="L10">
        <text:list-item>
          <text:p text:style-name="P63">Nạp, cập nhật dữ liệu và thay đổi dữ liệu trong trang web mà không cần phải khởi tạo lại trang (sử dụng JQuery)</text:p>
        </text:list-item>
      </text:list>
      <text:list xml:id="list4139624181692174424" text:style-name="L11">
        <text:list-item>
          <text:p text:style-name="P64">Hiển thị bản đồ và heatmap (sử dụng Google Maps JavaScript API)</text:p>
        </text:list-item>
        <text:list-item>
          <text:p text:style-name="P64">Vẽ biểu đồ sử dụng <text:span text:style-name="T36">thư viện </text:span>Highstocks.</text:p>
        </text:list-item>
        <text:list-item>
          <text:p text:style-name="P65">Cập nhật dữ liệu theo thời gian thực sử dụng thư viện Sockets.IO.</text:p>
        </text:list-item>
        <text:list-item>
          <text:p text:style-name="P66">Một số thư viện khác:</text:p>
          <text:list>
            <text:list-item>
              <text:p text:style-name="P66">Gợi ý và nhập nhãn sử dụng bootstrap-tagsinput và typeahead.js</text:p>
            </text:list-item>
            <text:list-item>
              <text:p text:style-name="P66">Hiển thị thời gian sử dụng moment.js</text:p>
            </text:list-item>
            <text:list-item>
              <text:p text:style-name="P66">Chỉnh sửa ảnh sử dụng cropit.js <text:span text:style-name="T24">(để người dùng có thể đặt avatar)</text:span></text:p>
            </text:list-item>
            <text:list-item>
              <text:p text:style-name="P38">Lựa chọn địa điểm khi chỉnh sửa thông tin trạm sử dụng jquery-loca<text:span text:style-name="T24">tionpicker-plugin</text:span></text:p>
            </text:list-item>
          </text:list>
        </text:list-item>
      </text:list>
      <text:h text:style-name="P13" text:outline-level="1"><text:bookmark-start text:name="_Toc465412553"/>SỐ LIỆU/ KẾT QUẢ NGHIÊN CỨU<text:bookmark-end text:name="_Toc465412553"/></text:h>
      <text:p text:style-name="P8">Sau một thời gian nghiên cứu và chế tạo, dự án đã hoàn thiện được bộ sản phẩm đáp ứng được nhu cầu đề ra ban đầu với các chức năng sau:</text:p>
      <text:h text:style-name="Heading_20_2" text:outline-level="2">Thiết bị quan trắc</text:h>
      <text:list xml:id="list4429624530710103629" text:style-name="L12">
        <text:list-item>
          <text:p text:style-name="P67">Tự động nhận biết các chỉ số của không khí bao gồm nhiệt độ, độ ẩm không khí, nồng độ bụi và nồng độ khí CO trong không khí <text:span text:style-name="T49">thông qua các cảm biến.</text:span></text:p>
        </text:list-item>
        <text:list-item>
          <text:p text:style-name="P67">Hiển thị các thông số đo được trên một màn hình LCD kích thước <text:span text:style-name="T50">20x4.</text:span></text:p>
        </text:list-item>
        <text:list-item>
          <text:p text:style-name="P67">Cảnh báo với người dùng thông qua các kênh:</text:p>
          <text:list>
            <text:list-item>
              <text:p text:style-name="P67">Đèn LED ba màu <text:span text:style-name="T51">(xanh, vàng, đỏ ứng với mức độ cảnh báo)</text:span></text:p>
            </text:list-item>
            <text:list-item>
              <text:p text:style-name="P67">Email và SMS thông qua trang web</text:p>
            </text:list-item>
          </text:list>
        </text:list-item>
        <text:list-item>
          <text:p text:style-name="P67">Kết nối wifi thông qua module <text:span text:style-name="T52">ESP-12 và tự động gửi thông tin lên máy chủ định kì trong một khoảng thời gian nhất định là 5 phút một lần.</text:span></text:p>
        </text:list-item>
        <text:list-item>
          <text:p text:style-name="P67">Cho phép người dùng chỉnh sửa các thông số của thiết bị ví dụ như tên và mật khẩu của trạm phát wifi mà thiết bị kết nối tới, địa chỉ IP tĩnh, vân vân.</text:p>
        </text:list-item>
      </text:list>
      <text:h text:style-name="Heading_20_2" text:outline-level="2"><text:bookmark-start text:name="__RefHeading___Toc1881_673514855"/>Trang web<text:bookmark-end text:name="__RefHeading___Toc1881_673514855"/></text:h>
      <text:list xml:id="list666971273903388467" text:style-name="L13">
        <text:list-item>
          <text:p text:style-name="P69">Cho phép hiển thị thông tin của các trạm một cách trục quan dưới dạng bản đồ <text:span text:style-name="T53">(dựa trên Google Maps) </text:span>và biểu mẫu, <text:span text:style-name="T54">người dùng có thể chọn thời gian mà biểu mẫu biểu diễn. Sử dụng thư viện Socket.IO, thông tin cũng sẽ được cập nhật theo thời gian thực.</text:span></text:p>
        </text:list-item>
        <text:list-item>
          <text:p text:style-name="P71">Hiển thị các trạm dưới dạng heatmap (bản đồ nhiệt, trên bản đồ sẽ có các vùng màu <text:span text:style-name="T55">x</text:span>anh hoặc vàng hoặc đỏ biểu thị mức độ ô nhiễm ở vùng đó).</text:p>
        </text:list-item>
        <text:list-item>
          <text:p text:style-name="P68">Cho phép người dùng tạo tài khoản để phục vụ nhiều mục đích khác nhau, <text:span text:style-name="T56">như:</text:span></text:p>
          <text:list>
            <text:list-item>
              <text:p text:style-name="P68">Cho phép người dùng thêm mới, quản lý và sửa đổi thông tin của các trạm quan trắc thuộc quyền sở hữu của mình.</text:p>
            </text:list-item>
            <text:list-item>
              <text:p text:style-name="P68">Cho phép người dùng đăng kí nhận tin khi một trạm quan trắc nào đó có số đo ở mức nguy hiểm thông qua việc gửi email và nhắn tin <text:span text:style-name="T57">SMS</text:span> tới người dùng.</text:p>
            </text:list-item>
            <text:list-item>
              <text:p text:style-name="P68"><text:soft-page-break/>Cho phép ẩn một trạm, nghĩa là ngoài người chủ ra thì không ai có thể truy cập và xem thông tin về trạm đó.</text:p>
            </text:list-item>
          </text:list>
        </text:list-item>
        <text:list-item>
          <text:p text:style-name="P68">Cung cấp một số hàm API cho việc tích hợp trang web với các ứng dụng ngoài</text:p>
        </text:list-item>
        <text:list-item>
          <text:p text:style-name="P70">Cho phép truy cập vào <text:span text:style-name="T56">cơ</text:span> <text:span text:style-name="T58">sở </text:span>dữ liệu thông qua ba cách:</text:p>
          <text:list>
            <text:list-item>
              <text:p text:style-name="P70">Thông qua các hàm API đối với các truy vấn nhỏ.</text:p>
            </text:list-item>
            <text:list-item>
              <text:p text:style-name="P70">Cho phép xuất và tải về số liệu của các trạm dưới các định dạng JSON <text:span text:style-name="T57">và CSV</text:span></text:p>
            </text:list-item>
            <text:list-item>
              <text:p text:style-name="P70">Cho phép người dùng thực thi truy vấn trực tiếp trong cơ sở dữ liệu của trang web thông qua việc viết các truy vấn SQL trả về kết quả.</text:p>
            </text:list-item>
          </text:list>
        </text:list-item>
        <text:list-item>
          <text:p text:style-name="P72">Cho phép phân loại các trạm theo các nhãn (tag)</text:p>
        </text:list-item>
        <text:list-item>
          <text:p text:style-name="P72">Cho phép tìm các trạm theo tên và theo nhãn, tìm nhãn và người dùng theo tên</text:p>
        </text:list-item>
        <text:list-item>
          <text:p text:style-name="P39">Hiện tại thì trang web đã có thể truy cập tại địa chỉ <text:a xlink:type="simple" xlink:href="http://e3.tuankiet65.moe/" text:style-name="Internet_20_link" text:visited-style-name="Visited_20_Internet_20_Link">http</text:a><text:a xlink:type="simple" xlink:href="http://e3.tuankiet65.moe/" text:style-name="Internet_20_link" text:visited-style-name="Visited_20_Internet_20_Link"><text:span text:style-name="T47">s</text:span></text:a><text:a xlink:type="simple" xlink:href="http://e3.tuankiet65.moe/" text:style-name="Internet_20_link" text:visited-style-name="Visited_20_Internet_20_Link">://e3.tuankiet6</text:a><text:a xlink:type="simple" xlink:href="http://e3.tuankiet65.moe/" text:style-name="Internet_20_link" text:visited-style-name="Visited_20_Internet_20_Link"><text:span text:style-name="T48">5.moe</text:span></text:a></text:p>
        </text:list-item>
      </text:list>
      <text:h text:style-name="P13" text:outline-level="1"><text:bookmark-start text:name="_Toc465412554"/>PHÂN TÍCH SỐ LIỆU/ KẾT QUẢ VÀ THẢO LUẬN<text:bookmark-end text:name="_Toc465412554"/></text:h>
      <text:h text:style-name="Heading_20_2" text:outline-level="2">Điểm yếu</text:h>
      <text:p text:style-name="P10">Nghiên cứu đã hoàn thiện trong việc thiết kế mô hình hệ thống theo dõi và cảnh báo tự động về chất lượng không khí. Tuy nhiên, nghiên cứu vẫn còn tồn đọng những điểm <text:span text:style-name="T39">chưa hoàn thiện:</text:span></text:p>
      <text:h text:style-name="P31" text:outline-level="3">Khoảng cách giao tiếp</text:h>
      <text:p text:style-name="P35">Mô hình hiện tại sử dụng sóng Wifi để thực hiện việc truyền tin không dây. Tuy nhiên, <text:span text:style-name="T40">khi sử dụng các thiết bị thu phát quy mô nhỏ, khoảng cách lớn nhất giữa hai thiết bị</text:span> chỉ đạt <text:s/>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41">các thiết bị thu phát quy mô lớn hơn thì khoảng cách có thể đạt tới hàng chục km, tuy nhiên kèm theo đó là chi phí đầu tư cho những trạm này rất lớn.</text:span></text:p>
      <text:p text:style-name="P11">Trong quá trình nghiên cứu mở rộng, tôi đã <text:span text:style-name="T42">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2077090952774060838" text:style-name="L14">
        <text:list-item>
          <text:p text:style-name="P40">Semtech LoRa: LoRa là công nghệ LPWAN (Low Power Wired Area Network) cho phép truyền tin sử dụng sóng RF ở băng tần 868MHz <text:reference-mark-start text:name="JR_cite_1_Libelium_2016"/><text:span text:style-name="T65">[Libelium Comunicaciones Distribuidas 2016a]</text:span><text:reference-mark-end text:name="JR_cite_1_Libelium_2016"/>. Lợi thế của việc truyền tin ở băng tần này <text:span text:style-name="T43">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68">[Libelium Comunicaciones Distribuidas 2016b]</text:span><text:reference-mark-end text:name="JR_cite_1_CookingHacks_2016"/><text:span text:style-name="T43"> . Bù lại khoảng cách xa là tốc độ truyền tin thấp, tuy nhiên việc này có thể được khắc phục.</text:span></text:p>
        </text:list-item>
      </text:list>
      <text:list xml:id="list8312107237836683978" text:style-name="L15">
        <text:list-item>
          <text:p text:style-name="P41">Nordic nRF24L01: <text:span text:style-name="T44">nRF24L01 cũng sử dụng sóng vô tuyến ở băng tầng 2.4GHz. Module này có giá thành rẻ (dưới 100-200 ngàn) và khá phổ biến </text:span><text:soft-page-break/><text:span text:style-name="T44">ở Việt Nam, có tốc độ truyền từ 250kbit/s trở lên, tuy nhiên khoảng cách của module này chỉ từ 1km trở xuống (trên lý thuyết)</text:span></text:p>
        </text:list-item>
      </text:list>
      <text:h text:style-name="P32" text:outline-level="3">Việc thiếu các cảm biến</text:h>
      <text:p text:style-name="P12"/>
      <text:h text:style-name="P13" text:outline-level="1"><text:bookmark-start text:name="_Toc465412555"/>KẾT LUẬN<text:bookmark-end text:name="_Toc465412555"/></text:h>
      <text:p text:style-name="P7">chúng tôi đã chế tạo bla bla bla, </text:p>
      <text:h text:style-name="P13" text:outline-level="1"><text:bookmark-start text:name="_Toc465412556"/>TÀI LIỆU THAM KHẢO<text:bookmark-end text:name="_Toc465412556"/></text:h>
      <text:p text:style-name="Standard"/>
      <text:section text:style-name="Sect1" text:name="JR_bib">
        <text:h text:style-name="Heading_20_2" text:outline-level="2"><text:bookmark text:name="JR_bib_end"/>References</text:h>
        <text:p text:style-name="P74">Balmes, J. R.; Fine, J. M. and Sheppard, D.<text:span text:style-name="T69"> (</text:span>1987<text:span text:style-name="T69">). </text:span><text:span text:style-name="T64">Symptomatic Bronchoconstriction after Short-Term Inhalation of Sulfur Dioxide</text:span><text:span text:style-name="T69">, American Review of Respiratory Disease 136 : 1117-1121.</text:span></text:p>
        <text:p text:style-name="P74">Bernstein, J. A.; Alexis, N.; Barnes, C.; Bernstein, I. L.; Nel, A.; Peden, D.; Diaz-Sanchez, D.; Tarlo, S. M.; Williams, P. B. and Bernstein, J. A.<text:span text:style-name="T69"> (</text:span>2004<text:span text:style-name="T69">). </text:span><text:span text:style-name="T64">Health effects of air pollution</text:span><text:span text:style-name="T69">, Journal of Allergy and Clinical Immunology 114 : 1116-1123.</text:span></text:p>
        <text:p text:style-name="P74">Kampa, M. and Castanas, E.<text:span text:style-name="T69"> (</text:span>2008<text:span text:style-name="T69">). </text:span><text:span text:style-name="T64">Human health effects of air pollution</text:span><text:span text:style-name="T69">, Environmental Pollution 151 : 362-367.</text:span></text:p>
        <text:p text:style-name="P75">Libelium Comunicaciones Distribuidas, S.L. (<text:span text:style-name="T70">2016b</text:span>). <text:span text:style-name="T62">Extreme Range Links: LoRa 868 / 900MHz SX1272 LoRa module for Arduino Waspmote and Raspberry Pi</text:span>, <text:s/>.</text:p>
        <text:p text:style-name="P75">Libelium Comunicaciones Distribuidas, S.L. (<text:span text:style-name="T70">2016a</text:span>). <text:span text:style-name="T62">Waspmote-LoRa-868MHz_915MHz-SX1272 Networking Guide</text:span>, <text:s/>.<text:bookmark text:name="JR_bib_end5"/></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1" style:font-family-asian="Calibri" style:font-family-generic-asian="system" style:font-pitch-asian="variable" style:language-asian="en" style:country-asian="US" style:font-name-complex="Tahoma1"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1" style:font-family-asian="Calibri" style:font-family-generic-asian="system" style:font-pitch-asian="variable" style:font-size-asian="14pt" style:language-asian="ja" style:country-asian="JP" style:font-name-complex="Tahoma1" style:font-family-complex="Tahoma" style:font-family-generic-complex="system" style:font-pitch-complex="variable" style:font-size-complex="12pt"/>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31</meta:editing-cycles>
    <meta:creation-date>2016-10-28T03:04:00</meta:creation-date>
    <dc:date>2016-11-23T20:42:02.761172947</dc:date>
    <meta:editing-duration>PT15H41M56S</meta:editing-duration>
    <meta:generator>LibreOffice/5.2.3.3$Linux_X86_64 LibreOffice_project/20m0$Build-3</meta:generator>
    <dc:creator>Ho Kiet</dc:creator>
    <meta:document-statistic meta:table-count="0" meta:image-count="3" meta:object-count="0" meta:page-count="17" meta:paragraph-count="141" meta:word-count="3461" meta:character-count="15871" meta:non-whitespace-character-count="1259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